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top="0cm" fo:margin-bottom="0cm" loext:contextual-spacing="false"/>
    </style:style>
    <style:style style:name="P7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T1" style:family="text"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2.54cm" draw:z-index="0">
        <draw:text-box fo:min-height="0.45cm">
          <text:p text:style-name="Text_20_body"/>
        </draw:text-box>
      </draw:frame>
      <text:h text:style-name="Heading_20_1" text:outline-level="1"><text:bookmark text:name="Creating-ec2-Client."/>Creating ec2 Client.<text:a xlink:type="simple" xlink:href="http://127.0.0.1:8888/notebooks/Downloads/AWS-ec2.ipynb#Creating-ec2-Client." text:style-name="Internet_20_link" text:visited-style-name="Visited_20_Internet_20_Link">¶</text:a></text:h>
      <text:p text:style-name="P5">import boto3</text:p>
      <text:p text:style-name="P5">client = boto3.resource('ec2','ap-south-1')</text:p>
      <text:p text:style-name="P5">client.instances.all?</text:p>
      <text:h text:style-name="Heading_20_1" text:outline-level="1"><text:bookmark text:name="Getting-all-Instance-Id"/>Getting all Instance Id</text:h>
      <text:p text:style-name="P5">for instance in client.instances.all():</text:p>
      <text:p text:style-name="P7"><text:s text:c="2"/>print(instance.id)</text:p>
      <text:h text:style-name="Heading_20_1" text:outline-level="1"><text:bookmark text:name="Getting-all-details-about-instances"/>Getting all details about instances</text:h>
      <text:p text:style-name="P5">for instance in client.instances.all():</text:p>
      <text:p text:style-name="P7"><text:s text:c="2"/>print('Architecture :',instance.architecture)</text:p>
      <text:p text:style-name="P7"><text:s text:c="2"/>print('Subnet-Name <text:s/>:',instance.subnet)</text:p>
      <text:p text:style-name="P7"><text:s text:c="2"/>print('Subnet-ID <text:s text:c="3"/>:',instance.subnet_id)</text:p>
      <text:p text:style-name="P7"><text:s text:c="2"/>print('VPC Name <text:s text:c="4"/>:',instance.vpc)</text:p>
      <text:p text:style-name="P7"><text:s text:c="2"/>print('VPC-ID <text:s text:c="6"/>:',instance.vpc_id)</text:p>
      <text:p text:style-name="P7"><text:s text:c="2"/>print('Tags <text:s text:c="8"/>:',instance.tags)</text:p>
      <text:p text:style-name="P7"><text:s text:c="2"/>print('Public-IP <text:s text:c="3"/>:',instance.network_interfaces_attribute[0]['Association']['PublicIp'])</text:p>
      <text:p text:style-name="P7"><text:s text:c="2"/>print('AMI-is <text:s text:c="6"/>:',instance.image.id)</text:p>
      <text:p text:style-name="P7"><text:s text:c="2"/>print('AMI-name <text:s text:c="4"/>:',instance.image.name)</text:p>
      <text:p text:style-name="P7"><text:s text:c="2"/>print('Status <text:s text:c="6"/>:',instance.state['Name'])</text:p>
      <text:p text:style-name="P7"><text:s text:c="2"/>print()</text:p>
      <text:h text:style-name="Heading_20_1" text:outline-level="1"><text:bookmark text:name="Filtering-Based-on-Tags"/>Filtering Based on Tags</text:h>
      <text:p text:style-name="P5">filter = [{'Name':'tag:Name','Values':['webserver'] }] </text:p>
      <text:p text:style-name="P7">for instance in client.instances.filter(Filters=filter):</text:p>
      <text:p text:style-name="P7"><text:s text:c="2"/>print('Architecture :',instance.architecture)</text:p>
      <text:p text:style-name="P7"><text:s text:c="2"/>print('Subnet-Name <text:s/>:',instance.subnet)</text:p>
      <text:p text:style-name="P7"><text:s text:c="2"/>print('Subnet-ID <text:s text:c="3"/>:',instance.subnet_id)</text:p>
      <text:p text:style-name="P7"><text:s text:c="2"/>print('VPC Name <text:s text:c="4"/>:',instance.vpc)</text:p>
      <text:p text:style-name="P7"><text:s text:c="2"/>print('VPC-ID <text:s text:c="6"/>:',instance.vpc_id)</text:p>
      <text:p text:style-name="P7"><text:s text:c="2"/>print('Tags <text:s text:c="8"/>:',instance.tags)</text:p>
      <text:p text:style-name="P7"><text:s text:c="2"/>print('Public-IP <text:s text:c="3"/>:',instance.network_interfaces_attribute[0]['Association']['PublicIp'])</text:p>
      <text:p text:style-name="P7"><text:s text:c="2"/>print('AMI-is <text:s text:c="6"/>:',instance.image.id)</text:p>
      <text:p text:style-name="P7"><text:s text:c="2"/>print('AMI-name <text:s text:c="4"/>:',instance.image.name)</text:p>
      <text:p text:style-name="P7"><text:s text:c="2"/>print('Status <text:s text:c="6"/>:',instance.state['Name'])</text:p>
      <text:p text:style-name="P7"><text:s text:c="2"/>print()</text:p>
      <text:p text:style-name="P5">filter = [{'Name':'tag:os','Values':['centos'] }] </text:p>
      <text:p text:style-name="P7">for instance in client.instances.filter(Filters=filter):</text:p>
      <text:p text:style-name="P7"><text:s text:c="2"/></text:p>
      <text:p text:style-name="P7"><text:s text:c="2"/>print('Architecture :',instance.architecture)</text:p>
      <text:p text:style-name="P7"><text:s text:c="2"/>print('Subnet-Name <text:s/>:',instance.subnet)</text:p>
      <text:p text:style-name="P7"><text:s text:c="2"/>print('Subnet-ID <text:s text:c="3"/>:',instance.subnet_id)</text:p>
      <text:p text:style-name="P7"><text:s text:c="2"/>print('VPC Name <text:s text:c="4"/>:',instance.vpc)</text:p>
      <text:p text:style-name="P7"><text:s text:c="2"/>print('VPC-ID <text:s text:c="6"/>:',instance.vpc_id)</text:p>
      <text:p text:style-name="P7"><text:s text:c="2"/>print('Tags <text:s text:c="8"/>:',instance.tags)</text:p>
      <text:p text:style-name="P7"><text:s text:c="2"/>print('Public-IP <text:s text:c="3"/>:',instance.network_interfaces_attribute[0]['Association']['PublicIp'])</text:p>
      <text:p text:style-name="P7"><text:s text:c="2"/>print('AMI-is <text:s text:c="6"/>:',instance.image.id)</text:p>
      <text:p text:style-name="P7"><text:s text:c="2"/>print('AMI-name <text:s text:c="4"/>:',instance.image.name)</text:p>
      <text:p text:style-name="P7"><text:s text:c="2"/>print('Status <text:s text:c="6"/>:',instance.state['Name'])</text:p>
      <text:p text:style-name="P7"><text:s text:c="2"/>print()</text:p>
      <text:p text:style-name="P5">filter = [{'Name':'tag:os','Values':['ubuntu'] }] </text:p>
      <text:p text:style-name="P7"><text:soft-page-break/>for instance in client.instances.filter(Filters=filter):</text:p>
      <text:p text:style-name="P7"><text:s text:c="2"/>print('Architecture :',instance.architecture)</text:p>
      <text:p text:style-name="P7"><text:s text:c="2"/>print('Subnet-Name <text:s/>:',instance.subnet)</text:p>
      <text:p text:style-name="P7"><text:s text:c="2"/>print('Subnet-ID <text:s text:c="3"/>:',instance.subnet_id)</text:p>
      <text:p text:style-name="P7"><text:s text:c="2"/>print('VPC Name <text:s text:c="4"/>:',instance.vpc)</text:p>
      <text:p text:style-name="P7"><text:s text:c="2"/>print('VPC-ID <text:s text:c="6"/>:',instance.vpc_id)</text:p>
      <text:p text:style-name="P7"><text:s text:c="2"/>print('Tags <text:s text:c="8"/>:',instance.tags)</text:p>
      <text:p text:style-name="P7"><text:s text:c="2"/>print('Public-IP <text:s text:c="3"/>:',instance.network_interfaces_attribute[0]['Association']['PublicIp'])</text:p>
      <text:p text:style-name="P7"><text:s text:c="2"/>print('AMI-is <text:s text:c="6"/>:',instance.image.id)</text:p>
      <text:p text:style-name="P7"><text:s text:c="2"/>print('AMI-name <text:s text:c="4"/>:',instance.image.name)</text:p>
      <text:p text:style-name="P7"><text:s text:c="2"/>print('Status <text:s text:c="6"/>:',instance.state['Name'])</text:p>
      <text:p text:style-name="P7"><text:s text:c="2"/>print()</text:p>
      <text:h text:style-name="Heading_20_1" text:outline-level="1"><text:bookmark text:name="Filtering-only-running-instances"/>Filtering only running instances</text:h>
      <text:p text:style-name="P5">filter = [{'Name': 'instance-state-name', 'Values': ['running']}] </text:p>
      <text:p text:style-name="P7">for instance in client.instances.filter(Filters=filter):</text:p>
      <text:p text:style-name="P7"><text:s text:c="2"/>print('Instance-ID :',instance.id)</text:p>
      <text:h text:style-name="Heading_20_1" text:outline-level="1"><text:bookmark text:name="Stopping-only-instance-with-tag-value-'ubuntu'"/>Stopping only instance with tag value 'ubuntu'</text:h>
      <text:p text:style-name="P5">filter = [{'Name':'tag:os','Values':['ubuntu'] }] </text:p>
      <text:p text:style-name="P7">for instance in client.instances.filter(Filters=filter):</text:p>
      <text:p text:style-name="P7"><text:s text:c="2"/>print('Stopping Instance :',instance.id)</text:p>
      <text:p text:style-name="P7"><text:s text:c="2"/>instance.stop()</text:p>
      <text:h text:style-name="Heading_20_1" text:outline-level="1"><text:bookmark text:name="Starting-all-ubuntu-instances"/>Starting all ubuntu instances</text:h>
      <text:p text:style-name="P5">filter = [{'Name':'tag:os','Values':['ubuntu'] }] </text:p>
      <text:p text:style-name="P7">for instance in client.instances.filter(Filters=filter):</text:p>
      <text:p text:style-name="P7"><text:s text:c="2"/>print('Starting Instance :',instance.id)</text:p>
      <text:p text:style-name="P7"><text:s text:c="2"/>instance.start()</text:p>
      <text:h text:style-name="Heading_20_1" text:outline-level="1"><text:bookmark text:name="Stopping-All-Instances"/>Stopping All Instances</text:h>
      <text:p text:style-name="P5">filter = [{'Name':'tag:os','Values':['ubuntu'] }] </text:p>
      <text:p text:style-name="P7">for instance in client.instances.filter(Filters=filter):</text:p>
      <text:p text:style-name="P7"><text:s text:c="2"/>print('Starting Instance :',instance.id)</text:p>
      <text:p text:style-name="P7"><text:s text:c="2"/>instance.start()</text:p>
      <text:p text:style-name="P5">​</text:p>
      <text:p text:style-name="P7">for instance in client.instances.all():</text:p>
      <text:p text:style-name="P7"><text:s text:c="2"/>print('Instance Id <text:s text:c="2"/>:',instance.id)</text:p>
      <text:p text:style-name="P7"><text:s text:c="2"/>volumes = instance.volumes.all()</text:p>
      <text:p text:style-name="P7"><text:s text:c="2"/>for volume in volumes:</text:p>
      <text:p text:style-name="P7"><text:s text:c="4"/>print('Volume ID <text:s text:c="3"/>:',volume.id)</text:p>
      <text:p text:style-name="P7"><text:s text:c="4"/>print('Volume Size <text:s/>:',volume.size)</text:p>
      <text:p text:style-name="P7"><text:s text:c="2"/>print()</text:p>
      <text:h text:style-name="Heading_20_1" text:outline-level="1"><text:bookmark text:name="Taking-Snapshots-of-all-ubuntu-instance"/>Taking Snapshots of all ubuntu instance</text:h>
      <text:p text:style-name="P5">filter = [{'Name':'tag:os','Values':['ubuntu'] }] </text:p>
      <text:p text:style-name="P7">for instance in client.instances.filter(Filters=filter):</text:p>
      <text:p text:style-name="P7"><text:s text:c="2"/>volumes = instance.volumes.all()</text:p>
      <text:p text:style-name="P7"><text:s text:c="2"/>for volume in volumes:</text:p>
      <text:p text:style-name="P7"><text:s text:c="4"/>volume.create_snapshot(Description="testing") <text:s text:c="3"/></text:p>
      <text:p text:style-name="P5">volume.create_snapshot?</text:p>
      <text:h text:style-name="Heading_20_1" text:outline-level="1"><text:bookmark text:name="Listing-SnapShots-of-ubuntu"/><text:soft-page-break/>Listing SnapShots of ubuntu</text:h>
      <text:p text:style-name="P5">filter = [{'Name':'tag:os','Values':['ubuntu'] }] </text:p>
      <text:p text:style-name="P7">for instance in client.instances.filter(Filters=filter):</text:p>
      <text:p text:style-name="P7"><text:s text:c="2"/>volumes = instance.volumes.all()</text:p>
      <text:p text:style-name="P7"><text:s text:c="2"/>for volume in volumes:</text:p>
      <text:p text:style-name="P7"><text:s text:c="4"/>for snapshot in volume.snapshots.all():</text:p>
      <text:p text:style-name="P7"><text:s text:c="6"/>print(volume, volume.id,snapshot.id , snapshot.description)</text:p>
      <text:h text:style-name="Heading_20_1" text:outline-level="1"><text:bookmark text:name="Taking-Snapshot-of-Instance"/>Taking Snapshot of Instance</text:h>
      <text:p text:style-name="P5">BlockDeviceMapping = [</text:p>
      <text:p text:style-name="P7">{</text:p>
      <text:p text:style-name="P7"><text:s text:c="4"/>'DeviceName': '/dev/sda',</text:p>
      <text:p text:style-name="P7"><text:s text:c="5"/>'Ebs': {</text:p>
      <text:p text:style-name="P7"><text:s text:c="10"/>'SnapshotId': 'snap-00bc03e1fa5efb1ee'</text:p>
      <text:p text:style-name="P7"><text:s text:c="6"/>}</text:p>
      <text:p text:style-name="P7"><text:s text:c="3"/>}</text:p>
      <text:p text:style-name="P7">]</text:p>
      <text:p text:style-name="P7">client.register_image(Name="Test Ami",Description="testing",RootDeviceName='/dev/sda',BlockDeviceMappings=BlockDeviceMapping)</text:p>
      <text:p text:style-name="P7">​</text:p>
      <text:h text:style-name="Heading_20_1" text:outline-level="1"><text:bookmark text:name="Creating--Ec2-Instance"/>Creating Ec2 Instance</text:h>
      <text:p text:style-name="P5">​</text:p>
      <text:p text:style-name="P7">instance = client.create_instances(ImageId='ami-2ed19c41',</text:p>
      <text:p text:style-name="P7"><text:s text:c="28"/>MaxCount=1,</text:p>
      <text:p text:style-name="P7"><text:s text:c="28"/>MinCount=1,</text:p>
      <text:p text:style-name="P7"><text:s text:c="28"/>InstanceType='t2.micro')</text:p>
      <text:p text:style-name="P6"><text:span text:style-name="T1"><text:s text:c="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08:56.223258752</meta:creation-date>
    <dc:date>2017-11-24T21:11:37.598902461</dc:date>
    <meta:editing-duration>PT2M42S</meta:editing-duration>
    <meta:editing-cycles>1</meta:editing-cycles>
    <meta:document-statistic meta:table-count="0" meta:image-count="0" meta:object-count="0" meta:page-count="3" meta:paragraph-count="120" meta:word-count="308" meta:character-count="4652" meta:non-whitespace-character-count="3989"/>
    <meta:generator>LibreOffice/5.1.6.2$Linux_X86_64 LibreOffice_project/10m0$Build-2</meta:generator>
  </office:meta>
</office:document-meta>
</file>